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none" style:text-position="0% 100%"/>
    </style:style>
    <style:style style:name="T6" style:family="text">
      <style:text-properties style:text-line-through-style="none" style:text-position="0% 100%" style:text-underline-style="solid" style:text-underline-width="auto" style:text-underline-color="font-color"/>
    </style:style>
    <style:style style:name="T7" style:family="text"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line-through-style="non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style:text-line-through-styl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4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Revelation--Judaism., Alphabet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oses, Amalek, Herodotu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e front cover mentions a sixth lecture on revelation that was lengthened and altered for publication as a response to Dr. Kohler's article "Old &amp; Modern Judaism." <text:s/>That series of 4 articles are in the American Hebrew, June 26, July 3, July 10, and July 17, 1885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5th lecture of Revelation/</text:p>
      <text:p text:style-name="P2"/>
      <text:p text:style-name="P2">The sixth lecture on Revelation was afterwards[sic!]/</text:p>
      <text:p text:style-name="P2">lengthened and altered, and it formed a series/ of 4 articles to combat D<text:span text:style-name="T2">r</text:span><text:span text:style-name="T3"> Kohlers ideas/</text:span></text:p>
      <text:p text:style-name="P2"><text:span text:style-name="T3">in his article "Old &amp; modern Judaism"/</text:span></text:p>
      <text:p text:style-name="P2"><text:span text:style-name="T3">as published in the 25 No of The Hebrew Review/</text:span></text:p>
      <text:p text:style-name="P2"><text:span text:style-name="T3"/></text:p>
      <text:p text:style-name="P3"><text:span text:style-name="T3">[Page 1]</text:span></text:p>
      <text:p text:style-name="P3"><text:span text:style-name="T3">The last paragraph in the section of the Pentateuch,/ designated for this Sabbath, supplies me with the/ cue for catering into the subject which, in the pro-/-secution of my </text:span><text:span text:style-name="T4">l</text:span><text:span text:style-name="T5"> series, I wish now to discuss./ <text:s/>The battle against a savage assailant is fought and/ won. <text:s/>Moses stirred by inspiration consigns to eter-/-nal ignominy the name of pitiless Amalek. <text:s/>He/ will record the doom of extinction divinely decreed against/ that ungodly people, and rehearse the narrative within the/ hearing of his faithful attendant. <text:s/>At the re-/-counting of this incident, a swarm of infidels rises up./ <text:s/>Titters, grimaces, and derisive looks meet us around,/ "Preposterous" mutters Dr Wette, "impossible" cries Vol-/-taire, "incredible" says Colleus, and Colenso , and/ Kuenen and Bernstein and </text:span><text:span text:style-name="T4">other</text:span><text:span text:style-name="T5"> Eichhorn, radicals of the same </text:span><text:span text:style-name="T4">stripe</text:span><text:span text:style-name="T5"> </text:span><text:soft-page-break/><text:span text:style-name="T5">school respond/ consentingly[sic!] to the harsh utterances./</text:span></text:p>
      <text:p text:style-name="P3"><text:span text:style-name="T5">Brethren. <text:s/>It cannot be a secret to intelligent Israelites,/ and it should not remain concealed from our youths,/ that the ability of the arch-prophet to use the Alphabet/ in the composition of the holy books, has been disputed/ by some critics with determined persistance[sic!]./</text:span></text:p>
      <text:p text:style-name="P3"><text:span text:style-name="T5"/></text:p>
      <text:p text:style-name="P3"><text:span text:style-name="T5">[Page 2]</text:span></text:p>
      <text:p text:style-name="P3"><text:span text:style-name="T5">That question they made one of the main points of/ attack. <text:s/>Against it they directed the battering-rams/ of their </text:span><text:span text:style-name="T4">untied sharp</text:span><text:span text:style-name="T5"> acute reasonings. <text:s/>For they felt that if the pre-/vailing idea that the Pentateuch is the written monu-/-ment of God's revelation to the son of Amram be once demo-/-lished, </text:span><text:span text:style-name="T4">all</text:span><text:span text:style-name="T5"> the whole fabric must fall with it. <text:s/></text:span><text:span text:style-name="T4">With a ferocity</text:span><text:span text:style-name="T5"> Not/ unlike </text:span><text:span text:style-name="T4">that</text:span><text:span text:style-name="T5"> the ferocity of Amalek against the enfranchised slaves,/ was that wherewith critics have rushed upon the life-guiding standard of/ the liberated tribes. <text:s/>"The art of conveying ideas by/ letters was unborn three thousand years ago. <text:s/>How futile,/ how absurd then the belief that a man committed to writing/ a complex legislation!" <text:s/>And the emphatic</text:span><text:span text:style-name="T4">al</text:span><text:span text:style-name="T5"> denial seeks/ support in history. <text:s/>The hieroglyphics, or picture/ writings of ancient Egypt become the bulwark of un-/believers./</text:span></text:p>
      <text:p text:style-name="P3"><text:span text:style-name="T5">The argument is logical. <text:s/>Such a process, as then practised[sic!]/ would seem, at the first blush, to indicate the absence/ of an easier method for representing thoughts. <text:s/>For no one will resort to a difficult plan, when another offers every facility. <text:s/>Indeed,/ were it irrefutably so; had history left no trace of/ human capacity, so far back, to hand down events,/ save by means of figures upon stones or metals, our belief/ in the </text:span><text:span text:style-name="T4">authority</text:span><text:span text:style-name="T5"> authenticity of the five books must be shaken from its foundation, it must be surrendered as sheer/ credulity./</text:span></text:p>
      <text:p text:style-name="P3"><text:span text:style-name="T5"/></text:p>
      <text:p text:style-name="P3"><text:span text:style-name="T5">[Page 3]</text:span></text:p>
      <text:p text:style-name="P3"><text:span text:style-name="T5">The </text:span><text:span text:style-name="T4">incidents</text:span><text:span text:style-name="T5"> narratives and the ordinances recorded in volumes/ extensively set out, before a people, could not, in any/ </text:span><text:span text:style-name="T4">p</text:span><text:span text:style-name="T5"> feasible </text:span><text:span text:style-name="T4">probability</text:span><text:span text:style-name="T5"> journeys, and preserved till the time arrived/ when they should be entrusted to writing. <text:s/>But ano-/-ther weighty consideration opposes the notion of such an </text:span><text:span text:style-name="T4">unlike</text:span><text:span text:style-name="T5"> improbable pro-/-cedure. <text:s/>The Pentateuch contains allusions to the tracing/ of plain characters, intelligible to all, and upon ma-/-terials reasonably less unweildy[sic!] than stones or metals./ <text:s/>I have no particular reference to the paragraph at the/ end of this day's portion. <text:s/>Numerous are the instances/ implying the necessity of writing after a system si-/milar to the present. <text:s/>Let me cite one, by way of/ illustration. <text:s/>According to the Mosaic code of matri-/-monial separation was to be effected in the following/ manner. <text:s/>The husband would write a bill of divorce--/in the literal Hebrew "a book, or scroll of cutting off" connection--/and deliver it into the hand of his wife. <text:s/>Here we/ must pause and think dispassionately. <text:s/>Either the art of writing was/ known, or Moses did not lay down that regulation,/</text:span></text:p>
      <text:p text:style-name="P3"><text:span text:style-name="T5"/></text:p>
      <text:p text:style-name="P3"><text:span text:style-name="T5">[Page 4]</text:span></text:p>
      <text:p text:style-name="P3"><text:span text:style-name="T5">nor any other of that book which the Jewish/ world recognizes as authoritative. <text:s/>For it was that,/ we are told, which the prophet ordered in his last days/ to have placed at the side of the ark of the covenant,/ holding the two tables of the Decalogue. <text:s/>The dilemma/ is very serious; but fortunately we are not left long/ in suspense. <text:s/>Profane history teaches us how to/ choose. <text:s/>Profane history assists men who credit/ the truths of the most sacred of histories, better than/ hieroglyphics aid its opponents./</text:span></text:p>
      <text:p text:style-name="P3"><text:span text:style-name="T5">Herodotus, who flourished </text:span><text:span text:style-name="T4">during</text:span><text:span text:style-name="T5"> some decades </text:span><text:span text:style-name="T4">shortly</text:span><text:span text:style-name="T5"> after the period in which/ the Hebrews </text:span><text:span text:style-name="T4">were still</text:span><text:span text:style-name="T5"> captives of Babylon succeeded </text:span><text:span text:style-name="T4">in returned to</text:span><text:span text:style-name="T5"> in reestablishing </text:span><text:span text:style-name="T4">the solemn</text:span><text:span text:style-name="T5"> the worship in the patriarchal land, Babylon</text:span><text:span text:style-name="T4">ina captives,</text:span><text:span text:style-name="T5"> that is,/ upward of twenty two centuries ago, attests that/ in the course of his travels through the East, he had/ seen inscriptions made by Sedostris. <text:s/>In them the Egypt-/-ian king related the many victories achieved. <text:s/>Mark,/ my young friends. <text:s/>The ruler of whom the Greek historian/ speaks was not his contemporary, but a monarch of/ high antiquity, perchance </text:span><text:span text:style-name="T4">anterior to the time a coeval</text:span><text:span text:style-name="T5"> the Pharaoh of Moses./ <text:s/>What say </text:span><text:span text:style-name="T4">to that the</text:span><text:span text:style-name="T5"> unbelievers at that? <text:s/>Three thousand years/ ago the art of writing was surely known and practised[sic!]./ <text:s/>I am asked: will you not tell us </text:span><text:soft-page-break/><text:span text:style-name="T5">then who wears the laurels won/</text:span></text:p>
      <text:p text:style-name="P3"><text:span text:style-name="T5"/></text:p>
      <text:p text:style-name="P3"><text:span text:style-name="T5">[Page 5]</text:span></text:p>
      <text:p text:style-name="P3"><text:span text:style-name="T5">by that grand invention, for the man or people, who/ deserves so well of mankind, ought to be extolled in all/ generation?.. <text:s/>None has ever been so clever as to solve/ that query. <text:s/>The ocean of time has swept away, </text:span><text:span text:style-name="T4">the</text:span><text:span text:style-name="T5">/ together with countless memorials, that of the author/ of a most important and beneficial discovery. <text:s/>In my/ younger days, influenced by a saying of the Rabbis in/ the Mishnah of Aboth, and by the perusal of a Hebrew/ work, whose style pleased me much, I inclined to attri-/-bute the wonderful art to a direct revelation from/ the Deity. <text:s/>Since then my ideas have undergone a/ considerable change. <text:s/>Now I am of opinion that the/ letters were the effect of human ingenuity, or rather a/ gradual development of and improvement on picture-writing./</text:span></text:p>
      <text:p text:style-name="P3"><text:span text:style-name="T5"><text:tab/>Heroduts[sic!] tells his readers that the Greeks owed the/ introduction of the invaluable art in the midst, to the/ Phoenicians, and I venture to add that those Hametes,/ whose spirit of enterprise grew afterward to be illimitable,/ may have early pushed their incursions as far as the Nile/ and spread abroad the knowledge they possessed./</text:span></text:p>
      <text:p text:style-name="P3"><text:span text:style-name="T5">Recent researches point to the Euphrates, as the cradle-birth/ of the Alphabet. <text:s/>In the ruins of Assyria, written tablets/</text:span></text:p>
      <text:p text:style-name="P3"><text:span text:style-name="T5"/></text:p>
      <text:p text:style-name="P3"><text:span text:style-name="T5">[Page 6]</text:span></text:p>
      <text:p text:style-name="P3"><text:span text:style-name="T5">have been unearthed, of an antiquity exceedingly remote./ <text:s/>It is said to have preceded the time when the Hebrews/ were bondmen in the country of Mizraim. <text:s/>I am incompetent/ to decide whether the assertion is entitled to implicit/ credence. <text:s/>Nor is it needful for the object which/ I have at heart, that I resolve upon accepting or reject-/-ing what the lamented George Smith </text:span><text:span text:style-name="T4">has</text:span><text:span text:style-name="T5"> disclosed to the/ learned world. <text:s/>My vindication of the authenticity of/ the Pentateuch does not depend on the evidences drawn/ from monumental remains in Nineveh or Persepolis./ <text:s/>When Herodotus, who could have no interest in falsifying/ history, touching this point, relates to me that the Ionians,/ one of the oldest Grecian tribes, wrote already in ancient/ days upon scrolls made of parchment; when I further/ learn that papyrus abounded in Egypt, and in other/ hot climates, and it was so prepared as to be employed/ by the understanding to record events, while hieroglyphics, or/ picture-writing served as a popular means of instruction;/ when, I say, the ingenious attestation of history declares to me/ that I have not been hugging a delusion, I feel my faith/ upheld and strengthened immeasurably./</text:span></text:p>
      <text:p text:style-name="P3"><text:span text:style-name="T5"/></text:p>
      <text:p text:style-name="P3"><text:span text:style-name="T5">[Page 7]</text:span></text:p>
      <text:p text:style-name="P3"><text:span text:style-name="T5"><text:tab/>I set myself then on high ground and with an air/ of defiance return the critics' derisive looks. <text:s/>For/ I know that Moses did have the characters to write with/ and the materials to write upon the five volumes,/ which are the inestimable heritage of the congregation/ of Jacob. <text:s/>Some among modern cavilers, pressed/ against the wall by the </text:span><text:span text:style-name="T4">concurrent testimony</text:span><text:span text:style-name="T5"> joint force of history and/ recent discoveries, have yeilded[sic!] that point. <text:s/>Still, entrenched/ behind the rampart of their incredulity, they throw new/ missiles of war. <text:s/>I have not engaged in a literary strife./ <text:s/>My mission is not to measure arms with infidels, but to/ keep watch and guard my young brethren from the </text:span><text:span text:style-name="T4">dangers</text:span><text:span text:style-name="T5"> perils/ of skepticism. <text:s/>Nevertheless I must stop and combat another/ dangerous idea connected with the topic. <text:s/>It is con-/-tended that the arch-prophet could not, in any event, have/ written the Pentateuch, because the Coptic or Egyptian/ characters with which he may have </text:span><text:span text:style-name="T4">known</text:span><text:span text:style-name="T5"> been familiar, differ widely in shape and/ sound from the Hebrew. <text:s/>Again Herodotus hastened to/ my help. <text:s/>He--a native of Greece--narrates that his na-/tion originally accepted from the Phoenicians the form and/ name of the letters, and gradually altered them both./ <text:s/>Why might not the Egyptians have followed the same/ course?/</text:span></text:p>
      <text:p text:style-name="P3"><text:span text:style-name="T5"/></text:p>
      <text:p text:style-name="P3"><text:span text:style-name="T5">[Page 8]</text:span></text:p>
      <text:p text:style-name="P3"><text:span text:style-name="T5">Is the inference too irrational in the minds of the critics,/ who can give upon this subject absolutely </text:span><text:soft-page-break/><text:span text:style-name="T5">nothing, ex-/-cept denials or contradictions? <text:s/>I will not pass off/ my </text:span><text:span text:style-name="T4">supposition</text:span><text:span text:style-name="T5"> surmise as a fact, incapable of refutation, yet/ it deserves support from an </text:span><text:span text:style-name="T4">general admission wi</text:span><text:span text:style-name="T5"> extensively admitted theory that the/ Hebrew characters used by Moses and his successors till/ later centuries, bore the closest resemblance to the Phoenician./ <text:s/>The Samaritans, who still retain the Pentateuch in those/ characters, claim to be in possession of the primitive writing/ and truly when a comparison is made between it and the/ letters impressed on the </text:span><text:span text:style-name="T4">shekles</text:span><text:span text:style-name="T5"> Sheckels[sic!] struck by the Maccabees,/ the acknowledgment forces itself out, that the boast of/ these schismatics has strong foundations. <text:s/>It is not at/ all improbable that the men of the Great Synod, to raise/ a wall of partition between the faithful and the faithless,/ who became an eyes sore to Israel, advisedly adopted </text:span><text:span text:style-name="T4">another</text:span><text:span text:style-name="T5"> a new/ alphabet in the transcribing of the holy books. <text:s/>They may/ have kept the original one on their coins, to facilitate com-/-merce with the Phoenicians and neighboring peoples, but/ the square letters, or Chaldaic which </text:span><text:span text:style-name="T4">we</text:span><text:span text:style-name="T5"> are now in use, superseded the </text:span><text:span text:style-name="T4">f</text:span><text:span text:style-name="T5"> others,/ in the hands of Sages and Scribes./</text:span></text:p>
      <text:p text:style-name="P3"><text:span text:style-name="T5"/></text:p>
      <text:p text:style-name="P3"><text:span text:style-name="T5">[Page 9]</text:span></text:p>
      <text:p text:style-name="P3"><text:span text:style-name="T5"><text:tab/>I am aware that opinions are not in perfect/ harmony concerning this interesting subject. <text:s/>And I/ have but lightly touched upon that which </text:span><text:span text:style-name="T4">deserves</text:span><text:span text:style-name="T5"> demands/ profound researches and a lengthy and thorough dis-/-sertation. <text:s/>Imperfectly as the task has been/ accomplished it will not have proved useless, if I/ have succeeded in the object which suggested my/ thoughts; if I have demonstrated not alone the/ possibility, but the certainty of our prophet's ca-/-pacity to prepare for all generations the grand/ code which has civilized mankind, and which we/ treasure up as the most precious inheritance./</text:span></text:p>
      <text:p text:style-name="Standard"><text:span text:style-name="T7">My young brothers and sisters in faith must be/ edified and I trust that they have derived some instruction,/ they must convinced, and I hope that they are con-/-firmed in their belief. <text:s/>May they, when yonder scroll/ is elevated in the sight of a prayful[sic!] multitude,/ exclaim in all sincerity and heartiness "</text:span><text:span text:style-name="T8">This is</text:span><text:span text:style-name="T9"> the/ law which </text:span><text:span text:style-name="T8">Moses</text:span><text:span text:style-name="T9"> has set before the children of Israel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1:48:52.12</meta:creation-date>
    <dc:date>2013-02-12T13:31:11.30</dc:date>
    <meta:editing-duration>PT1H14M4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91" meta:word-count="2062" meta:character-count="12934"/>
  </office:meta>
</office:document-meta>
</file>